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8.5cm" table:align="margins"/>
    </style:style>
    <style:style style:name="Таблиця1.A" style:family="table-column">
      <style:table-column-properties style:column-width="4.595cm" style:rel-column-width="35426*"/>
    </style:style>
    <style:style style:name="Таблиця1.B" style:family="table-column">
      <style:table-column-properties style:column-width="3.905cm" style:rel-column-width="30109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13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14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15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16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17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18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19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0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1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2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3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24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25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26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27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28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29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30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31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32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33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34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35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36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37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38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39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40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41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42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43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44" style:family="paragraph" style:parent-style-name="Standard">
      <style:text-properties fo:font-size="10.5pt" officeooo:paragraph-rsid="0051c3d2" style:font-size-asian="10.5pt" style:font-size-complex="10.5pt"/>
    </style:style>
    <style:style style:name="P45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46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47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48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49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50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1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52" style:family="paragraph" style:parent-style-name="Table_20_Contents">
      <style:text-properties fo:font-size="10.5pt" fo:language="uk" fo:country="UA" officeooo:rsid="002f0bf5" officeooo:paragraph-rsid="002f0bf5" style:font-size-asian="10.5pt" style:font-size-complex="10.5pt"/>
    </style:style>
    <style:style style:name="P53" style:family="paragraph" style:parent-style-name="Table_20_Contents">
      <style:text-properties fo:font-size="10.5pt" fo:language="uk" fo:country="UA" officeooo:rsid="002f8ef8" officeooo:paragraph-rsid="002f8ef8" style:font-size-asian="10.5pt" style:font-size-complex="10.5pt"/>
    </style:style>
    <style:style style:name="P54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55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56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57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58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59" style:family="paragraph" style:parent-style-name="Table_20_Contents">
      <style:text-properties fo:font-size="10.5pt" officeooo:rsid="001bb753" style:font-size-asian="10.5pt" style:font-size-complex="10.5pt"/>
    </style:style>
    <style:style style:name="P60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61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62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63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64" style:family="paragraph" style:parent-style-name="Table_20_Contents">
      <style:text-properties fo:font-size="10.5pt" officeooo:rsid="0030121a" officeooo:paragraph-rsid="0030121a" style:font-size-asian="10.5pt" style:font-size-complex="10.5pt"/>
    </style:style>
    <style:style style:name="P65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66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67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68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69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70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71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72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73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74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75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76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P77" style:family="paragraph" style:parent-style-name="Table_20_Contents">
      <style:text-properties fo:color="#800000" fo:font-size="10.5pt" fo:language="en" fo:country="US" officeooo:rsid="002f0bf5" officeooo:paragraph-rsid="002f0bf5" style:font-size-asian="10.5pt" style:font-size-complex="10.5pt"/>
    </style:style>
    <style:style style:name="P78" style:family="paragraph" style:parent-style-name="Table_20_Contents">
      <style:text-properties fo:color="#800000" fo:font-size="10.5pt" fo:language="en" fo:country="US" officeooo:rsid="002f8ef8" officeooo:paragraph-rsid="002f8ef8" style:font-size-asian="10.5pt" style:font-size-complex="10.5pt"/>
    </style:style>
    <style:style style:name="P79" style:family="paragraph" style:parent-style-name="Table_20_Contents">
      <style:text-properties fo:color="#800000" fo:font-size="10.5pt" fo:language="en" fo:country="US" officeooo:rsid="0030121a" officeooo:paragraph-rsid="0030121a" style:font-size-asian="10.5pt" style:font-size-complex="10.5pt"/>
    </style:style>
    <style:style style:name="P80" style:family="paragraph" style:parent-style-name="Table_20_Contents">
      <style:text-properties fo:color="#800000" fo:font-size="10.5pt" fo:language="en" fo:country="US" officeooo:rsid="00328955" officeooo:paragraph-rsid="00328955" style:font-size-asian="10.5pt" style:font-size-complex="10.5pt"/>
    </style:style>
    <style:style style:name="P81" style:family="paragraph" style:parent-style-name="Table_20_Contents">
      <style:text-properties fo:color="#800000" fo:font-size="10.5pt" fo:language="en" fo:country="US" officeooo:rsid="00335c48" officeooo:paragraph-rsid="00335c48" style:font-size-asian="10.5pt" style:font-size-complex="10.5pt"/>
    </style:style>
    <style:style style:name="P82" style:family="paragraph" style:parent-style-name="Table_20_Contents">
      <style:text-properties fo:color="#800000" fo:font-size="10.5pt" fo:language="en" fo:country="US" officeooo:rsid="0034457e" officeooo:paragraph-rsid="0034457e" style:font-size-asian="10.5pt" style:font-size-complex="10.5pt"/>
    </style:style>
    <style:style style:name="P83" style:family="paragraph" style:parent-style-name="Table_20_Contents">
      <style:text-properties fo:color="#800000" fo:font-size="10.5pt" fo:language="en" fo:country="US" officeooo:rsid="003459f5" officeooo:paragraph-rsid="003459f5" style:font-size-asian="10.5pt" style:font-size-complex="10.5pt"/>
    </style:style>
    <style:style style:name="P84" style:family="paragraph" style:parent-style-name="Table_20_Contents">
      <style:text-properties fo:color="#800000" fo:font-size="10.5pt" fo:language="en" fo:country="US" officeooo:rsid="00357913" officeooo:paragraph-rsid="00357913" style:font-size-asian="10.5pt" style:font-size-complex="10.5pt"/>
    </style:style>
    <style:style style:name="P85" style:family="paragraph" style:parent-style-name="Table_20_Contents">
      <style:text-properties fo:color="#800000" fo:font-size="10.5pt" fo:language="en" fo:country="US" officeooo:rsid="003717af" officeooo:paragraph-rsid="003717af" style:font-size-asian="10.5pt" style:font-size-complex="10.5pt"/>
    </style:style>
    <style:style style:name="P86" style:family="paragraph" style:parent-style-name="Table_20_Contents">
      <style:text-properties fo:color="#800000" fo:font-size="10.5pt" fo:language="en" fo:country="US" officeooo:rsid="003786ec" officeooo:paragraph-rsid="003786ec" style:font-size-asian="10.5pt" style:font-size-complex="10.5pt"/>
    </style:style>
    <style:style style:name="P87" style:family="paragraph" style:parent-style-name="Table_20_Contents">
      <style:text-properties fo:color="#800000" fo:font-size="10.5pt" fo:language="en" fo:country="US" officeooo:rsid="0037f795" officeooo:paragraph-rsid="0037f795" style:font-size-asian="10.5pt" style:font-size-complex="10.5pt"/>
    </style:style>
    <style:style style:name="P88" style:family="paragraph" style:parent-style-name="Table_20_Contents">
      <style:text-properties fo:color="#800000" fo:font-size="10.5pt" fo:language="en" fo:country="US" officeooo:rsid="003a7c9d" officeooo:paragraph-rsid="003a7c9d" style:font-size-asian="10.5pt" style:font-size-complex="10.5pt"/>
    </style:style>
    <style:style style:name="P89" style:family="paragraph" style:parent-style-name="Table_20_Contents">
      <style:text-properties fo:color="#800000" fo:font-size="10.5pt" fo:language="en" fo:country="US" officeooo:rsid="003c29ad" officeooo:paragraph-rsid="003c29ad" style:font-size-asian="10.5pt" style:font-size-complex="10.5pt"/>
    </style:style>
    <style:style style:name="P90" style:family="paragraph" style:parent-style-name="Table_20_Contents">
      <style:text-properties fo:color="#800000" fo:font-size="10.5pt" fo:language="en" fo:country="US" officeooo:rsid="003daedc" officeooo:paragraph-rsid="003daedc" style:font-size-asian="10.5pt" style:font-size-complex="10.5pt"/>
    </style:style>
    <style:style style:name="P91" style:family="paragraph" style:parent-style-name="Table_20_Contents">
      <style:text-properties fo:color="#800000" fo:font-size="10.5pt" fo:language="en" fo:country="US" officeooo:rsid="003e8631" officeooo:paragraph-rsid="003e8631" style:font-size-asian="10.5pt" style:font-size-complex="10.5pt"/>
    </style:style>
    <style:style style:name="P92" style:family="paragraph" style:parent-style-name="Table_20_Contents">
      <style:text-properties fo:font-size="10.5pt" officeooo:rsid="00328955" officeooo:paragraph-rsid="00328955" style:font-size-asian="10.5pt" style:font-size-complex="10.5pt"/>
    </style:style>
    <style:style style:name="P93" style:family="paragraph" style:parent-style-name="Table_20_Contents">
      <style:text-properties fo:font-size="10.5pt" officeooo:rsid="00335c48" officeooo:paragraph-rsid="00335c48" style:font-size-asian="10.5pt" style:font-size-complex="10.5pt"/>
    </style:style>
    <style:style style:name="P94" style:family="paragraph" style:parent-style-name="Table_20_Contents">
      <style:text-properties fo:font-size="10.5pt" officeooo:rsid="0034457e" officeooo:paragraph-rsid="0034457e" style:font-size-asian="10.5pt" style:font-size-complex="10.5pt"/>
    </style:style>
    <style:style style:name="P95" style:family="paragraph" style:parent-style-name="Table_20_Contents">
      <style:text-properties fo:font-size="10.5pt" officeooo:rsid="003459f5" officeooo:paragraph-rsid="003459f5" style:font-size-asian="10.5pt" style:font-size-complex="10.5pt"/>
    </style:style>
    <style:style style:name="P96" style:family="paragraph" style:parent-style-name="Table_20_Contents">
      <style:text-properties fo:font-size="10.5pt" officeooo:rsid="00357913" officeooo:paragraph-rsid="00357913" style:font-size-asian="10.5pt" style:font-size-complex="10.5pt"/>
    </style:style>
    <style:style style:name="P97" style:family="paragraph" style:parent-style-name="Table_20_Contents">
      <style:text-properties fo:font-size="10.5pt" officeooo:rsid="00357913" officeooo:paragraph-rsid="003581f3" style:font-size-asian="10.5pt" style:font-size-complex="10.5pt"/>
    </style:style>
    <style:style style:name="P98" style:family="paragraph" style:parent-style-name="Table_20_Contents">
      <style:text-properties fo:font-size="10.5pt" officeooo:rsid="003717af" officeooo:paragraph-rsid="003717af" style:font-size-asian="10.5pt" style:font-size-complex="10.5pt"/>
    </style:style>
    <style:style style:name="P99" style:family="paragraph" style:parent-style-name="Table_20_Contents">
      <style:text-properties fo:font-size="10.5pt" officeooo:rsid="003786ec" officeooo:paragraph-rsid="003786ec" style:font-size-asian="10.5pt" style:font-size-complex="10.5pt"/>
    </style:style>
    <style:style style:name="P100" style:family="paragraph" style:parent-style-name="Table_20_Contents">
      <style:text-properties fo:font-size="10.5pt" officeooo:rsid="0037f795" officeooo:paragraph-rsid="0037f795" style:font-size-asian="10.5pt" style:font-size-complex="10.5pt"/>
    </style:style>
    <style:style style:name="P101" style:family="paragraph" style:parent-style-name="Table_20_Contents">
      <style:text-properties fo:font-size="10.5pt" officeooo:rsid="003a7c9d" officeooo:paragraph-rsid="003a7c9d" style:font-size-asian="10.5pt" style:font-size-complex="10.5pt"/>
    </style:style>
    <style:style style:name="P102" style:family="paragraph" style:parent-style-name="Table_20_Contents">
      <style:text-properties fo:font-size="10.5pt" officeooo:rsid="003c29ad" officeooo:paragraph-rsid="003c29ad" style:font-size-asian="10.5pt" style:font-size-complex="10.5pt"/>
    </style:style>
    <style:style style:name="P103" style:family="paragraph" style:parent-style-name="Table_20_Contents">
      <style:text-properties fo:font-size="10.5pt" officeooo:rsid="003daedc" officeooo:paragraph-rsid="003daedc" style:font-size-asian="10.5pt" style:font-size-complex="10.5pt"/>
    </style:style>
    <style:style style:name="P104" style:family="paragraph" style:parent-style-name="Table_20_Contents">
      <style:text-properties fo:font-size="10.5pt" officeooo:rsid="003e8631" officeooo:paragraph-rsid="003e8631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officeooo:rsid="0018f5c3"/>
    </style:style>
    <style:style style:name="T4" style:family="text">
      <style:text-properties officeooo:rsid="001a01de"/>
    </style:style>
    <style:style style:name="T5" style:family="text">
      <style:text-properties officeooo:rsid="00235e43"/>
    </style:style>
    <style:style style:name="T6" style:family="text">
      <style:text-properties officeooo:rsid="00248c0e"/>
    </style:style>
    <style:style style:name="T7" style:family="text">
      <style:text-properties officeooo:rsid="0051c3d2"/>
    </style:style>
    <style:style style:name="T8" style:family="text">
      <style:text-properties style:font-name="Liberation Serif" fo:language="uk" fo:country="UA" officeooo:rsid="001d9ea9"/>
    </style:style>
    <style:style style:name="T9" style:family="text">
      <style:text-properties style:font-name="Liberation Serif" fo:language="uk" fo:country="UA" officeooo:rsid="0051c3d2"/>
    </style:style>
    <style:style style:name="T10" style:family="text">
      <style:text-properties style:font-name="Liberation Serif" fo:language="uk" fo:country="UA" officeooo:rsid="003102a5"/>
    </style:style>
    <style:style style:name="T11" style:family="text">
      <style:text-properties style:font-name="Liberation Serif" fo:language="uk" fo:country="UA" officeooo:rsid="0032325d"/>
    </style:style>
    <style:style style:name="T12" style:family="text">
      <style:text-properties style:font-name="Liberation Serif" fo:language="uk" fo:country="UA" officeooo:rsid="003377a5"/>
    </style:style>
    <style:style style:name="T13" style:family="text">
      <style:text-properties style:font-name="Liberation Serif" fo:language="uk" fo:country="UA" officeooo:rsid="00347d08"/>
    </style:style>
    <style:style style:name="T14" style:family="text">
      <style:text-properties style:font-name="Liberation Serif" fo:language="uk" fo:country="UA" officeooo:rsid="00342972"/>
    </style:style>
    <style:style style:name="T15" style:family="text">
      <style:text-properties style:font-name="Liberation Serif" officeooo:rsid="003102a5"/>
    </style:style>
    <style:style style:name="T16" style:family="text">
      <style:text-properties style:font-name="Liberation Serif" officeooo:rsid="0032325d"/>
    </style:style>
    <style:style style:name="T17" style:family="text">
      <style:text-properties style:font-name="Liberation Serif" officeooo:rsid="003377a5"/>
    </style:style>
    <style:style style:name="T18" style:family="text">
      <style:text-properties style:font-name="Liberation Serif" officeooo:rsid="00347d08"/>
    </style:style>
    <style:style style:name="T19" style:family="text">
      <style:text-properties style:font-name="Liberation Serif" officeooo:rsid="00342972"/>
    </style:style>
    <style:style style:name="T20" style:family="text">
      <style:text-properties officeooo:rsid="0027b32e"/>
    </style:style>
    <style:style style:name="T21" style:family="text">
      <style:text-properties officeooo:rsid="0029b235"/>
    </style:style>
    <style:style style:name="T22" style:family="text">
      <style:text-properties fo:language="en" fo:country="US" officeooo:rsid="002b7650"/>
    </style:style>
    <style:style style:name="T23" style:family="text">
      <style:text-properties officeooo:rsid="002b7650"/>
    </style:style>
    <style:style style:name="T24" style:family="text">
      <style:text-properties officeooo:rsid="00309387"/>
    </style:style>
    <style:style style:name="T25" style:family="text">
      <style:text-properties officeooo:rsid="00328955"/>
    </style:style>
    <style:style style:name="T26" style:family="text">
      <style:text-properties officeooo:rsid="00347991"/>
    </style:style>
    <style:style style:name="T27" style:family="text">
      <style:text-properties officeooo:rsid="003dae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5">diverse</text:p>
          </table:table-cell>
          <table:table-cell table:style-name="Таблиця1.B1" office:value-type="string">
            <text:p text:style-name="P47">відмінний</text:p>
          </table:table-cell>
        </table:table-row>
        <table:table-row>
          <table:table-cell table:style-name="Таблиця1.A2" office:value-type="string">
            <text:p text:style-name="P75">gambling</text:p>
          </table:table-cell>
          <table:table-cell table:style-name="Таблиця1.B2" office:value-type="string">
            <text:p text:style-name="P57">азартні ігри</text:p>
          </table:table-cell>
        </table:table-row>
        <table:table-row>
          <table:table-cell table:style-name="Таблиця1.A2" office:value-type="string">
            <text:p text:style-name="P75">own</text:p>
          </table:table-cell>
          <table:table-cell table:style-name="Таблиця1.B2" office:value-type="string">
            <text:p text:style-name="P57">володіти</text:p>
          </table:table-cell>
        </table:table-row>
        <table:table-row>
          <table:table-cell table:style-name="Таблиця1.A2" office:value-type="string">
            <text:p text:style-name="P75">overcome the limitation of</text:p>
          </table:table-cell>
          <table:table-cell table:style-name="Таблиця1.B2" office:value-type="string">
            <text:p text:style-name="P57">подолати обмеження</text:p>
          </table:table-cell>
        </table:table-row>
        <table:table-row>
          <table:table-cell table:style-name="Таблиця1.A2" office:value-type="string">
            <text:p text:style-name="P75">originally</text:p>
          </table:table-cell>
          <table:table-cell table:style-name="Таблиця1.B2" office:value-type="string">
            <text:p text:style-name="P57">спочатку</text:p>
          </table:table-cell>
        </table:table-row>
        <table:table-row>
          <table:table-cell table:style-name="Таблиця1.A2" office:value-type="string">
            <text:p text:style-name="P75"><text:span text:style-name="T1">а</text:span>rtificial satellite</text:p>
          </table:table-cell>
          <table:table-cell table:style-name="Таблиця1.B2" office:value-type="string">
            <text:p text:style-name="P57">штучний</text:p>
          </table:table-cell>
        </table:table-row>
        <table:table-row>
          <table:table-cell table:style-name="Таблиця1.A2" office:value-type="string">
            <text:p text:style-name="P75">pinpointing</text:p>
          </table:table-cell>
          <table:table-cell table:style-name="Таблиця1.B2" office:value-type="string">
            <text:p text:style-name="P57">точне визначення</text:p>
          </table:table-cell>
        </table:table-row>
        <table:table-row>
          <table:table-cell table:style-name="Таблиця1.A2" office:value-type="string">
            <text:p text:style-name="P75"><text:span text:style-name="T4">t</text:span>his led us</text:p>
          </table:table-cell>
          <table:table-cell table:style-name="Таблиця1.B2" office:value-type="string">
            <text:p text:style-name="P57">це привело нас</text:p>
          </table:table-cell>
        </table:table-row>
        <table:table-row>
          <table:table-cell table:style-name="Таблиця1.A2" office:value-type="string">
            <text:p text:style-name="P75">accurate</text:p>
          </table:table-cell>
          <table:table-cell table:style-name="Таблиця1.B2" office:value-type="string">
            <text:p text:style-name="P57">точний</text:p>
          </table:table-cell>
        </table:table-row>
        <table:table-row>
          <table:table-cell table:style-name="Таблиця1.A2" office:value-type="string">
            <text:p text:style-name="P75">deterrent</text:p>
          </table:table-cell>
          <table:table-cell table:style-name="Таблиця1.B2" office:value-type="string">
            <text:p text:style-name="P57">стримувальний</text:p>
          </table:table-cell>
        </table:table-row>
        <table:table-row>
          <table:table-cell table:style-name="Таблиця1.A2" office:value-type="string">
            <text:p text:style-name="P75">vital</text:p>
          </table:table-cell>
          <table:table-cell table:style-name="Таблиця1.B2" office:value-type="string">
            <text:p text:style-name="P57">життєво важливий</text:p>
          </table:table-cell>
        </table:table-row>
        <table:table-row>
          <table:table-cell table:style-name="Таблиця1.A2" office:value-type="string">
            <text:p text:style-name="P75">essentially</text:p>
          </table:table-cell>
          <table:table-cell table:style-name="Таблиця1.B2" office:value-type="string">
            <text:p text:style-name="P57">по суті</text:p>
          </table:table-cell>
        </table:table-row>
        <table:table-row>
          <table:table-cell table:style-name="Таблиця1.A2" office:value-type="string">
            <text:p text:style-name="P75">surveying</text:p>
          </table:table-cell>
          <table:table-cell table:style-name="Таблиця1.B2" office:value-type="string">
            <text:p text:style-name="P57">геодезія</text:p>
          </table:table-cell>
        </table:table-row>
        <table:table-row>
          <table:table-cell table:style-name="Таблиця1.A2" office:value-type="string">
            <text:p text:style-name="P75">superior</text:p>
          </table:table-cell>
          <table:table-cell table:style-name="Таблиця1.B2" office:value-type="string">
            <text:p text:style-name="P57">чудовий</text:p>
          </table:table-cell>
        </table:table-row>
        <table:table-row>
          <table:table-cell table:style-name="Таблиця1.A2" office:value-type="string">
            <text:p text:style-name="P75">intentional</text:p>
          </table:table-cell>
          <table:table-cell table:style-name="Таблиця1.B2" office:value-type="string">
            <text:p text:style-name="P57">навмисний</text:p>
          </table:table-cell>
        </table:table-row>
        <table:table-row>
          <table:table-cell table:style-name="Таблиця1.A2" office:value-type="string">
            <text:p text:style-name="P75">moreover</text:p>
          </table:table-cell>
          <table:table-cell table:style-name="Таблиця1.B2" office:value-type="string">
            <text:p text:style-name="P57">крім того</text:p>
          </table:table-cell>
        </table:table-row>
        <table:table-row>
          <table:table-cell table:style-name="Таблиця1.A2" office:value-type="string">
            <text:p text:style-name="P75"><text:span text:style-name="T3">h</text:span>e felt sorry <text:span text:style-name="T5">for</text:span></text:p>
          </table:table-cell>
          <table:table-cell table:style-name="Таблиця1.B2" office:value-type="string">
            <text:p text:style-name="P57">йому стало шкода</text:p>
          </table:table-cell>
        </table:table-row>
        <table:table-row>
          <table:table-cell table:style-name="Таблиця1.A2" office:value-type="string">
            <text:p text:style-name="P74">get to </text:p>
          </table:table-cell>
          <table:table-cell table:style-name="Таблиця1.B2" office:value-type="string">
            <text:p text:style-name="P48">дістатися до</text:p>
          </table:table-cell>
        </table:table-row>
        <table:table-row>
          <table:table-cell table:style-name="Таблиця1.A2" office:value-type="string">
            <text:p text:style-name="P73">as soon as</text:p>
          </table:table-cell>
          <table:table-cell table:style-name="Таблиця1.B2" office:value-type="string">
            <text:p text:style-name="P58">як тільки</text:p>
          </table:table-cell>
        </table:table-row>
        <table:table-row>
          <table:table-cell table:style-name="Таблиця1.A2" office:value-type="string">
            <text:p text:style-name="P73">fall in love with</text:p>
          </table:table-cell>
          <table:table-cell table:style-name="Таблиця1.B2" office:value-type="string">
            <text:p text:style-name="P45">закохуватися</text:p>
          </table:table-cell>
        </table:table-row>
        <table:table-row>
          <table:table-cell table:style-name="Таблиця1.A2" office:value-type="string">
            <text:p text:style-name="P73">get lost on</text:p>
          </table:table-cell>
          <table:table-cell table:style-name="Таблиця1.B2" office:value-type="string">
            <text:p text:style-name="P54">загубитися</text:p>
          </table:table-cell>
        </table:table-row>
        <table:table-row>
          <table:table-cell table:style-name="Таблиця1.A2" office:value-type="string">
            <text:p text:style-name="P72">obviously</text:p>
          </table:table-cell>
          <table:table-cell table:style-name="Таблиця1.B2" office:value-type="string">
            <text:p text:style-name="P60">очевидно</text:p>
          </table:table-cell>
        </table:table-row>
        <table:table-row>
          <table:table-cell table:style-name="Таблиця1.A2" office:value-type="string">
            <text:p text:style-name="P72">gradually</text:p>
          </table:table-cell>
          <table:table-cell table:style-name="Таблиця1.B2" office:value-type="string">
            <text:p text:style-name="P60">поступово</text:p>
          </table:table-cell>
        </table:table-row>
        <table:table-row>
          <table:table-cell table:style-name="Таблиця1.A2" office:value-type="string">
            <text:p text:style-name="P72">come up</text:p>
          </table:table-cell>
          <table:table-cell table:style-name="Таблиця1.B2" office:value-type="string">
            <text:p text:style-name="P59">підійти</text:p>
          </table:table-cell>
        </table:table-row>
        <table:table-row>
          <table:table-cell table:style-name="Таблиця1.A2" office:value-type="string">
            <text:p text:style-name="P71">i feel quite frightened</text:p>
          </table:table-cell>
          <table:table-cell table:style-name="Таблиця1.B2" office:value-type="string">
            <text:p text:style-name="P61">я поч<text:span text:style-name="T6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70">since then</text:p>
          </table:table-cell>
          <table:table-cell table:style-name="Таблиця1.B2" office:value-type="string">
            <text:p text:style-name="P62">відтоді</text:p>
          </table:table-cell>
        </table:table-row>
        <table:table-row>
          <table:table-cell table:style-name="Таблиця1.A2" office:value-type="string">
            <text:p text:style-name="P69">get merried</text:p>
          </table:table-cell>
          <table:table-cell table:style-name="Таблиця1.B2" office:value-type="string">
            <text:p text:style-name="P49">одружуватися</text:p>
          </table:table-cell>
        </table:table-row>
        <table:table-row>
          <table:table-cell table:style-name="Таблиця1.A2" office:value-type="string">
            <text:p text:style-name="P68">die away</text:p>
          </table:table-cell>
          <table:table-cell table:style-name="Таблиця1.B2" office:value-type="string">
            <text:p text:style-name="P50">стихати</text:p>
          </table:table-cell>
        </table:table-row>
        <table:table-row>
          <table:table-cell table:style-name="Таблиця1.A2" office:value-type="string">
            <text:p text:style-name="P67">edge out </text:p>
          </table:table-cell>
          <table:table-cell table:style-name="Таблиця1.B2" office:value-type="string">
            <text:p text:style-name="P63">витісняти</text:p>
          </table:table-cell>
        </table:table-row>
        <table:table-row>
          <table:table-cell table:style-name="Таблиця1.A2" office:value-type="string">
            <text:p text:style-name="P22">Low line <text:span text:style-name="T2"><text:tab/><text:tab/><text:tab/></text:span></text:p>
          </table:table-cell>
          <table:table-cell table:style-name="Таблиця1.B2" office:value-type="string">
            <text:p text:style-name="P25">видимий пробіл</text:p>
          </table:table-cell>
        </table:table-row>
        <table:table-row>
          <table:table-cell table:style-name="Таблиця1.A2" office:value-type="string">
            <text:p text:style-name="P21"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26">таким чином</text:p>
          </table:table-cell>
        </table:table-row>
        <table:table-row>
          <table:table-cell table:style-name="Таблиця1.A2" office:value-type="string">
            <text:p text:style-name="P20">even if <text:span text:style-name="T2"><text:tab/><text:tab/><text:tab/></text:span></text:p>
          </table:table-cell>
          <table:table-cell table:style-name="Таблиця1.B2" office:value-type="string">
            <text:p text:style-name="P27">навіть якщо</text:p>
          </table:table-cell>
        </table:table-row>
        <table:table-row>
          <table:table-cell table:style-name="Таблиця1.A2" office:value-type="string">
            <text:p text:style-name="P19">forbid <text:span text:style-name="T2"><text:tab/><text:tab/><text:tab/><text:tab/></text:span></text:p>
          </table:table-cell>
          <table:table-cell table:style-name="Таблиця1.B2" office:value-type="string">
            <text:p text:style-name="P28">забороняти</text:p>
          </table:table-cell>
        </table:table-row>
        <table:table-row>
          <table:table-cell table:style-name="Таблиця1.A2" office:value-type="string">
            <text:p text:style-name="P18">mismatch <text:span text:style-name="T2"><text:tab/><text:tab/><text:tab/></text:span></text:p>
          </table:table-cell>
          <table:table-cell table:style-name="Таблиця1.B2" office:value-type="string">
            <text:p text:style-name="P29">невідповідність</text:p>
          </table:table-cell>
        </table:table-row>
        <table:table-row>
          <table:table-cell table:style-name="Таблиця1.A2" office:value-type="string">
            <text:p text:style-name="P17">decision <text:span text:style-name="T2"><text:tab/><text:tab/><text:tab/></text:span></text:p>
          </table:table-cell>
          <table:table-cell table:style-name="Таблиця1.B2" office:value-type="string">
            <text:p text:style-name="P30">рішення</text:p>
          </table:table-cell>
        </table:table-row>
        <table:table-row>
          <table:table-cell table:style-name="Таблиця1.A2" office:value-type="string">
            <text:p text:style-name="P16">encourage <text:span text:style-name="T2"><text:tab/><text:tab/><text:tab/></text:span></text:p>
          </table:table-cell>
          <table:table-cell table:style-name="Таблиця1.B2" office:value-type="string">
            <text:p text:style-name="P31">заохочувати</text:p>
          </table:table-cell>
        </table:table-row>
        <table:table-row>
          <table:table-cell table:style-name="Таблиця1.A2" office:value-type="string">
            <text:p text:style-name="P15">caveat <text:span text:style-name="T2"><text:tab/><text:tab/><text:tab/><text:tab/></text:span></text:p>
          </table:table-cell>
          <table:table-cell table:style-name="Таблиця1.B2" office:value-type="string">
            <text:p text:style-name="P32">застереження</text:p>
          </table:table-cell>
        </table:table-row>
        <table:table-row>
          <table:table-cell table:style-name="Таблиця1.A2" office:value-type="string">
            <text:p text:style-name="P14">regardless of <text:span text:style-name="T2"><text:tab/><text:tab/><text:tab/></text:span></text:p>
          </table:table-cell>
          <table:table-cell table:style-name="Таблиця1.B2" office:value-type="string">
            <text:p text:style-name="P33">незважаючи на </text:p>
          </table:table-cell>
        </table:table-row>
        <table:table-row>
          <table:table-cell table:style-name="Таблиця1.A2" office:value-type="string">
            <text:p text:style-name="P13">chunk <text:span text:style-name="T2"><text:tab/><text:tab/><text:tab/><text:tab/></text:span></text:p>
          </table:table-cell>
          <table:table-cell table:style-name="Таблиця1.B2" office:value-type="string">
            <text:p text:style-name="P34">шматок</text:p>
          </table:table-cell>
        </table:table-row>
        <table:table-row>
          <table:table-cell table:style-name="Таблиця1.A2" office:value-type="string">
            <text:p text:style-name="P12">assume <text:span text:style-name="T2"><text:tab/><text:tab/><text:tab/></text:span></text:p>
          </table:table-cell>
          <table:table-cell table:style-name="Таблиця1.B2" office:value-type="string">
            <text:p text:style-name="P35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36">так що</text:p>
          </table:table-cell>
        </table:table-row>
        <table:table-row>
          <table:table-cell table:style-name="Таблиця1.A2" office:value-type="string">
            <text:p text:style-name="P3"><text:span text:style-name="T23">i</text:span>n the form mentioned above </text:p>
          </table:table-cell>
          <table:table-cell table:style-name="Таблиця1.B2" office:value-type="string">
            <text:p text:style-name="P37">у формі згаданій вище</text:p>
          </table:table-cell>
        </table:table-row>
        <table:table-row>
          <table:table-cell table:style-name="Таблиця1.A2" office:value-type="string">
            <text:p text:style-name="P4"><text:span text:style-name="T23">t</text:span>ake a while <text:span text:style-name="T2"><text:tab/><text:tab/><text:tab/></text:span></text:p>
          </table:table-cell>
          <table:table-cell table:style-name="Таблиця1.B2" office:value-type="string">
            <text:p text:style-name="P38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24">розходитися</text:p>
          </table:table-cell>
        </table:table-row>
        <table:table-row>
          <table:table-cell table:style-name="Таблиця1.A2" office:value-type="string">
            <text:p text:style-name="P23"><text:span text:style-name="T22">i</text:span>mpact <text:span text:style-name="T7"><text:tab/><text:tab/><text:tab/></text:span></text:p>
          </table:table-cell>
          <table:table-cell table:style-name="Таблиця1.B2" office:value-type="string">
            <text:p text:style-name="P24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8">occasionally 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8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5">as well<text:tab/>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0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6">due to the fact that </text:span></text:span><text:span text:style-name="Source_20_Text"><text:span text:style-name="T9"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1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7">guess </text:span></text:span><text:span text:style-name="Source_20_Text"><text:span text:style-name="T9"><text:tab/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2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only </text:span></text:span><text:span text:style-name="Source_20_Text"><text:span text:style-name="T19">a vague idea of smth. </text:span></text:span><text:span text:style-name="Source_20_Text"><text:span text:style-name="T9"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3">тільки </text:span></text:span><text:span text:style-name="Source_20_Text"><text:span text:style-name="T14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<text:span text:style-name="T24">t</text:span>o no purpose <text:span text:style-name="T2"><text:tab/><text:tab/><text:tab/></text:span></text:p>
          </table:table-cell>
          <table:table-cell table:style-name="Таблиця1.B2" office:value-type="string">
            <text:p text:style-name="P39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39">навмисне</text:p>
          </table:table-cell>
        </table:table-row>
        <table:table-row>
          <table:table-cell table:style-name="Таблиця1.A2" office:value-type="string">
            <text:p text:style-name="P8"><text:span text:style-name="T23">l</text:span>inear in the number of <text:span text:style-name="T2"><text:tab/></text:span></text:p>
          </table:table-cell>
          <table:table-cell table:style-name="Таблиця1.B2" office:value-type="string">
            <text:p text:style-name="P40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41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1">i</text:span>ncurse <text:span text:style-name="T2"><text:tab/><text:tab/><text:tab/></text:span></text:p>
          </table:table-cell>
          <table:table-cell table:style-name="Таблиця1.B2" office:value-type="string">
            <text:p text:style-name="P42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43">накладні витрати</text:p>
          </table:table-cell>
        </table:table-row>
        <table:table-row>
          <table:table-cell table:style-name="Таблиця1.A2" office:value-type="string">
            <text:p text:style-name="P65">inspire</text:p>
          </table:table-cell>
          <table:table-cell table:style-name="Таблиця1.B2" office:value-type="string">
            <text:p text:style-name="P56">надихати</text:p>
          </table:table-cell>
        </table:table-row>
        <table:table-row>
          <table:table-cell table:style-name="Таблиця1.A2" office:value-type="string">
            <text:p text:style-name="P65">be applicable to </text:p>
          </table:table-cell>
          <table:table-cell table:style-name="Таблиця1.B2" office:value-type="string">
            <text:p text:style-name="P54">відноситься до</text:p>
          </table:table-cell>
        </table:table-row>
        <table:table-row>
          <table:table-cell table:style-name="Таблиця1.A2" office:value-type="string">
            <text:p text:style-name="P66">considerations</text:p>
          </table:table-cell>
          <table:table-cell table:style-name="Таблиця1.B2" office:value-type="string">
            <text:p text:style-name="P46">міркування</text:p>
          </table:table-cell>
        </table:table-row>
        <table:table-row>
          <table:table-cell table:style-name="Таблиця1.A2" office:value-type="string">
            <text:p text:style-name="P66">perceive</text:p>
          </table:table-cell>
          <table:table-cell table:style-name="Таблиця1.B2" office:value-type="string">
            <text:p text:style-name="P55">сприймати</text:p>
          </table:table-cell>
        </table:table-row>
        <table:table-row>
          <table:table-cell table:style-name="Таблиця1.A2" office:value-type="string">
            <text:p text:style-name="P66">disappoint</text:p>
          </table:table-cell>
          <table:table-cell table:style-name="Таблиця1.B2" office:value-type="string">
            <text:p text:style-name="P46">розчаровувати</text:p>
          </table:table-cell>
        </table:table-row>
        <table:table-row>
          <table:table-cell table:style-name="Таблиця1.A2" office:value-type="string">
            <text:p text:style-name="P66"><text:span text:style-name="T20">waste</text:span> of time</text:p>
          </table:table-cell>
          <table:table-cell table:style-name="Таблиця1.B2" office:value-type="string">
            <text:p text:style-name="P56">трата часу</text:p>
          </table:table-cell>
        </table:table-row>
        <table:table-row>
          <table:table-cell table:style-name="Таблиця1.A2" office:value-type="string">
            <text:p text:style-name="P76">especially / particularly</text:p>
          </table:table-cell>
          <table:table-cell table:style-name="Таблиця1.B2" office:value-type="string">
            <text:p text:style-name="P51">особливо</text:p>
          </table:table-cell>
        </table:table-row>
        <table:table-row>
          <table:table-cell table:style-name="Таблиця1.A2" office:value-type="string">
            <text:p text:style-name="P77">impression</text:p>
          </table:table-cell>
          <table:table-cell table:style-name="Таблиця1.B2" office:value-type="string">
            <text:p text:style-name="P52">враження</text:p>
          </table:table-cell>
        </table:table-row>
        <table:table-row>
          <table:table-cell table:style-name="Таблиця1.A2" office:value-type="string">
            <text:p text:style-name="P78">in particular</text:p>
          </table:table-cell>
          <table:table-cell table:style-name="Таблиця1.B2" office:value-type="string">
            <text:p text:style-name="P53">зокрема</text:p>
          </table:table-cell>
        </table:table-row>
        <table:table-row>
          <table:table-cell table:style-name="Таблиця1.A2" office:value-type="string">
            <text:p text:style-name="P79"><text:span text:style-name="T25">i</text:span>ndeed / <text:span text:style-name="T25">truly</text:span></text:p>
          </table:table-cell>
          <table:table-cell table:style-name="Таблиця1.B2" office:value-type="string">
            <text:p text:style-name="P64">дійсно</text:p>
          </table:table-cell>
        </table:table-row>
        <table:table-row>
          <table:table-cell table:style-name="Таблиця1.A2" office:value-type="string">
            <text:p text:style-name="P79">substitute</text:p>
          </table:table-cell>
          <table:table-cell table:style-name="Таблиця1.B2" office:value-type="string">
            <text:p text:style-name="P64">замінник</text:p>
          </table:table-cell>
        </table:table-row>
        <table:table-row>
          <table:table-cell table:style-name="Таблиця1.A2" office:value-type="string">
            <text:p text:style-name="P79">false impression</text:p>
          </table:table-cell>
          <table:table-cell table:style-name="Таблиця1.B2" office:value-type="string">
            <text:p text:style-name="P64">оманливе враження</text:p>
          </table:table-cell>
        </table:table-row>
        <table:table-row>
          <table:table-cell table:style-name="Таблиця1.A2" office:value-type="string">
            <text:p text:style-name="P80">embarrassing / awkward</text:p>
          </table:table-cell>
          <table:table-cell table:style-name="Таблиця1.B2" office:value-type="string">
            <text:p text:style-name="P92">незручний</text:p>
          </table:table-cell>
        </table:table-row>
        <table:table-row>
          <table:table-cell table:style-name="Таблиця1.A2" office:value-type="string">
            <text:p text:style-name="P80">irritating / annoying</text:p>
          </table:table-cell>
          <table:table-cell table:style-name="Таблиця1.B2" office:value-type="string">
            <text:p text:style-name="P92">дратівливий</text:p>
          </table:table-cell>
        </table:table-row>
        <table:table-row>
          <table:table-cell table:style-name="Таблиця1.A2" office:value-type="string">
            <text:p text:style-name="P80">pleased</text:p>
          </table:table-cell>
          <table:table-cell table:style-name="Таблиця1.B2" office:value-type="string">
            <text:p text:style-name="P92">задоволений</text:p>
          </table:table-cell>
        </table:table-row>
        <table:table-row>
          <table:table-cell table:style-name="Таблиця1.A2" office:value-type="string">
            <text:p text:style-name="P81">get frustrated</text:p>
          </table:table-cell>
          <table:table-cell table:style-name="Таблиця1.B2" office:value-type="string">
            <text:p text:style-name="P93">розчаровуватися</text:p>
          </table:table-cell>
        </table:table-row>
        <table:table-row>
          <table:table-cell table:style-name="Таблиця1.A2" office:value-type="string">
            <text:p text:style-name="P82">confused</text:p>
          </table:table-cell>
          <table:table-cell table:style-name="Таблиця1.B2" office:value-type="string">
            <text:p text:style-name="P94">збентежений</text:p>
          </table:table-cell>
        </table:table-row>
        <table:table-row>
          <table:table-cell table:style-name="Таблиця1.A2" office:value-type="string">
            <text:p text:style-name="P83">stupid / silly</text:p>
          </table:table-cell>
          <table:table-cell table:style-name="Таблиця1.B2" office:value-type="string">
            <text:p text:style-name="P95">дурн<text:span text:style-name="T26">е</text:span></text:p>
          </table:table-cell>
        </table:table-row>
        <table:table-row>
          <table:table-cell table:style-name="Таблиця1.A2" office:value-type="string">
            <text:p text:style-name="P84">make up your mind</text:p>
          </table:table-cell>
          <table:table-cell table:style-name="Таблиця1.B2" office:value-type="string">
            <text:p text:style-name="P98">привести мозок у пор.</text:p>
          </table:table-cell>
        </table:table-row>
        <table:table-row>
          <table:table-cell table:style-name="Таблиця1.A2" office:value-type="string">
            <text:p text:style-name="P84">look forward</text:p>
          </table:table-cell>
          <table:table-cell table:style-name="Таблиця1.B2" office:value-type="string">
            <text:p text:style-name="P97">дивитися у майбутнє</text:p>
          </table:table-cell>
        </table:table-row>
        <table:table-row>
          <table:table-cell table:style-name="Таблиця1.A2" office:value-type="string">
            <text:p text:style-name="P84">you seem to know</text:p>
          </table:table-cell>
          <table:table-cell table:style-name="Таблиця1.B2" office:value-type="string">
            <text:p text:style-name="P96">ви, здається, знаєте</text:p>
          </table:table-cell>
        </table:table-row>
        <table:table-row>
          <table:table-cell table:style-name="Таблиця1.A2" office:value-type="string">
            <text:p text:style-name="P85">grips with</text:p>
          </table:table-cell>
          <table:table-cell table:style-name="Таблиця1.B2" office:value-type="string">
            <text:p text:style-name="P98">впоратися з</text:p>
          </table:table-cell>
        </table:table-row>
        <table:table-row>
          <table:table-cell table:style-name="Таблиця1.A2" office:value-type="string">
            <text:p text:style-name="P86">standard nerds</text:p>
          </table:table-cell>
          <table:table-cell table:style-name="Таблиця1.B2" office:value-type="string">
            <text:p text:style-name="P99">звичайні "ботани"</text:p>
          </table:table-cell>
        </table:table-row>
        <table:table-row>
          <table:table-cell table:style-name="Таблиця1.A2" office:value-type="string">
            <text:p text:style-name="P87">give out </text:p>
          </table:table-cell>
          <table:table-cell table:style-name="Таблиця1.B2" office:value-type="string">
            <text:p text:style-name="P100">видавати (світло)</text:p>
          </table:table-cell>
        </table:table-row>
        <text:soft-page-break/>
        <table:table-row>
          <table:table-cell table:style-name="Таблиця1.A2" office:value-type="string">
            <text:p text:style-name="P88">reali<text:span text:style-name="T27">z</text:span>e</text:p>
          </table:table-cell>
          <table:table-cell table:style-name="Таблиця1.B2" office:value-type="string">
            <text:p text:style-name="P101">зрозуміти</text:p>
          </table:table-cell>
        </table:table-row>
        <table:table-row>
          <table:table-cell table:style-name="Таблиця1.A2" office:value-type="string">
            <text:p text:style-name="P89">it took him a moment to realize</text:p>
          </table:table-cell>
          <table:table-cell table:style-name="Таблиця1.B2" office:value-type="string">
            <text:p text:style-name="P102">йому потрібна була мить, щоб зрозуміти</text:p>
          </table:table-cell>
        </table:table-row>
        <table:table-row>
          <table:table-cell table:style-name="Таблиця1.A2" office:value-type="string">
            <text:p text:style-name="P90">it's just not working out</text:p>
          </table:table-cell>
          <table:table-cell table:style-name="Таблиця1.B2" office:value-type="string">
            <text:p text:style-name="P103">просто не виходить</text:p>
          </table:table-cell>
        </table:table-row>
        <table:table-row>
          <table:table-cell table:style-name="Таблиця1.A2" office:value-type="string">
            <text:p text:style-name="P91">all the rides</text:p>
          </table:table-cell>
          <table:table-cell table:style-name="Таблиця1.B2" office:value-type="string">
            <text:p text:style-name="P104">усі атракціони</text:p>
          </table:table-cell>
        </table:table-row>
        <table:table-row>
          <table:table-cell table:style-name="Таблиця1.A2" office:value-type="string">
            <text:p text:style-name="P91">genuinely</text:p>
          </table:table-cell>
          <table:table-cell table:style-name="Таблиця1.B2" office:value-type="string">
            <text:p text:style-name="P104">щиро</text:p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  <table:table-row>
          <table:table-cell table:style-name="Таблиця1.A2" office:value-type="string">
            <text:p text:style-name="P87"/>
          </table:table-cell>
          <table:table-cell table:style-name="Таблиця1.B2" office:value-type="string">
            <text:p text:style-name="P10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19T22:11:57.051210672</dc:date>
    <meta:editing-duration>PT4H43M50S</meta:editing-duration>
    <meta:editing-cycles>54</meta:editing-cycles>
    <meta:generator>LibreOffice/5.0.3.2$Linux_X86_64 LibreOffice_project/00m0$Build-2</meta:generator>
    <meta:print-date>2017-03-17T07:56:00.505000000</meta:print-date>
    <dc:creator>kharkiv </dc:creator>
    <meta:document-statistic meta:table-count="1" meta:image-count="0" meta:object-count="0" meta:page-count="2" meta:paragraph-count="170" meta:word-count="319" meta:character-count="2101" meta:non-whitespace-character-count="1840"/>
  </office:meta>
</office:document-meta>
</file>